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e6" style:family="table-cell" style:parent-style-name="Default" style:data-style-name="N39"/>
    <style:style style:name="ce7" style:family="table-cell" style:parent-style-name="Default" style:data-style-name="N40"/>
    <style:style style:name="ce8" style:family="table-cell" style:parent-style-name="Default" style:data-style-name="N41"/>
    <style:style style:name="ce9" style:family="table-cell" style:parent-style-name="Default" style:data-style-name="N42"/>
    <style:style style:name="ce10" style:family="table-cell" style:parent-style-name="Default" style:data-style-name="N43"/>
    <style:style style:name="ce11" style:family="table-cell" style:parent-style-name="Default" style:data-style-name="N44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s, all 24th November 20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d/mm/yyyy</text:p>
          </table:table-cell>
          <table:table-cell office:value-type="date" office:date-value="2006-11-24T00:00:00" table:style-name="ce11">
            <text:p>24/11/2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yyy/mm/dd</text:p>
          </table:table-cell>
          <table:table-cell office:value-type="date" office:date-value="2006-11-24T00:00:00" table:style-name="ce3">
            <text:p>2006/11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yyy-mm-dd</text:p>
          </table:table-cell>
          <table:table-cell office:value-type="date" office:date-value="2006-11-24T00:00:00" table:style-name="ce4">
            <text:p>2006-11-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y/mm/dd</text:p>
          </table:table-cell>
          <table:table-cell office:value-type="date" office:date-value="2006-11-24T00:00:00" table:style-name="ce5">
            <text:p>06/11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/mm/yy</text:p>
          </table:table-cell>
          <table:table-cell office:value-type="date" office:date-value="2006-11-24T00:00:00" table:style-name="ce6">
            <text:p>24/11/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-mm-yy</text:p>
          </table:table-cell>
          <table:table-cell office:value-type="date" office:date-value="2006-11-24T00:00:00" table:style-name="ce7">
            <text:p>24-11-06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Numbers, all 10.5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n.nn</text:p>
          </table:table-cell>
          <table:table-cell office:value-type="float" office:value="10.52" table:style-name="ce1">
            <text:p>10.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n.nnn</text:p>
          </table:table-cell>
          <table:table-cell office:value-type="float" office:value="10.52" table:style-name="ce8">
            <text:p>10.5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n.n</text:p>
          </table:table-cell>
          <table:table-cell office:value-type="float" office:value="10.52" table:style-name="ce9">
            <text:p>1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£nn.nn</text:p>
          </table:table-cell>
          <table:table-cell office:value-type="float" office:value="10.52" table:style-name="ce10">
            <text:p>£10.52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/</number:text>
      <number:month number:style="long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number:date-style style:name="N38">
      <number:year/>
      <number:text>/</number:text>
      <number:month number:style="long"/>
      <number:text>/</number:text>
      <number:day number:style="long"/>
    </number:date-style>
    <number:date-style style:name="N39P0">
      <number:day/>
      <number:text>/</number:text>
      <number:month/>
      <number:text>/</number:text>
      <number:year/>
    </number:date-style>
    <number:text-style style:name="N39">
      <number:text-content/>
      <style:map style:condition="value()&gt;=0" style:apply-style-name="N39P0"/>
    </number:text-style>
    <number:date-style style:name="N40">
      <number:day number:style="long"/>
      <number:text>-</number:text>
      <number:month number:style="long"/>
      <number:text>-</number:text>
      <number:year/>
    </number:date-style>
    <number:number-style style:name="N41">
      <number:number number:decimal-places="3" number:min-decimal-places="3" number:min-integer-digits="1"/>
    </number:number-style>
    <number:number-style style:name="N42">
      <number:number number:decimal-places="1" number:min-decimal-places="1" number:min-integer-digits="1"/>
    </number:number-style>
    <number:number-style style:name="N43">
      <number:text>£</number:text>
      <number:number number:decimal-places="2" number:min-decimal-places="2" number:min-integer-digits="1" number:grouping="true"/>
    </number:number-style>
    <number:date-style style:name="N44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ick Burch</meta:initial-creator>
    <dc:creator>cloudconvert_21</dc:creator>
    <meta:creation-date>2008-03-16T17:11:11Z</meta:creation-date>
    <dc:date>2026-03-26T17:50:51Z</dc:date>
  </office:meta>
</office:document-meta>
</file>